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Vectors and their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Vectors and their applica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9"/>7 <text:s text:c="9"/></text:span><text:span text:style-name="T5">8 <text:s/></text:span><text:span text:style-name="T4"><text:s text:c="8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08:41</dc:date>
    <dc:creator>Luis Naranjo</dc:creator>
    <meta:editing-duration>PT21M53S</meta:editing-duration>
    <meta:editing-cycles>40</meta:editing-cycles>
    <meta:generator>LibreOffice/3.5$Linux_x86 LibreOffice_project/350m1$Build-2</meta:generator>
    <meta:document-statistic meta:object-count="26"/>
  </office:meta>
</office:document-meta>
</file>